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fo:font-size="14pt" fo:language="pt" fo:country="BR" style:text-underline-style="solid" style:text-underline-width="auto" style:text-underline-color="font-color" style:font-size-asian="14pt" style:font-size-complex="14pt"/>
    </style:style>
    <style:style style:name="P2" style:family="paragraph" style:parent-style-name="Standard">
      <style:text-properties style:font-name="Arial"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P3" style:family="paragraph" style:parent-style-name="Standard">
      <style:text-properties officeooo:paragraph-rsid="0012d4c9"/>
    </style:style>
    <style:style style:name="P4" style:family="paragraph" style:parent-style-name="Standard">
      <style:text-properties officeooo:rsid="001a844f" officeooo:paragraph-rsid="001a844f"/>
    </style:style>
    <style:style style:name="P5" style:family="paragraph" style:parent-style-name="Standard">
      <style:text-properties officeooo:rsid="001e418f" officeooo:paragraph-rsid="001e418f"/>
    </style:style>
    <style:style style:name="P6" style:family="paragraph" style:parent-style-name="Standard">
      <style:text-properties officeooo:rsid="001e93c4" officeooo:paragraph-rsid="001e93c4"/>
    </style:style>
    <style:style style:name="P7" style:family="paragraph" style:parent-style-name="Standard">
      <style:text-properties officeooo:paragraph-rsid="001f8d97"/>
    </style:style>
    <style:style style:name="P8" style:family="paragraph" style:parent-style-name="Standard">
      <style:text-properties officeooo:rsid="00208667" officeooo:paragraph-rsid="00208667"/>
    </style:style>
    <style:style style:name="P9" style:family="paragraph" style:parent-style-name="Standard" style:list-style-name="L1">
      <style:text-properties officeooo:rsid="0024a3fc" officeooo:paragraph-rsid="0024a3fc"/>
    </style:style>
    <style:style style:name="P10" style:family="paragraph" style:parent-style-name="Standard" style:list-style-name="L1">
      <style:text-properties officeooo:rsid="0024a3fc" officeooo:paragraph-rsid="00253e0d"/>
    </style:style>
    <style:style style:name="P11" style:family="paragraph" style:parent-style-name="Standard" style:list-style-name="L1">
      <style:text-properties officeooo:rsid="00253e0d" officeooo:paragraph-rsid="00253e0d"/>
    </style:style>
    <style:style style:name="P12" style:family="paragraph" style:parent-style-name="Standard">
      <style:text-properties officeooo:rsid="002899cd" officeooo:paragraph-rsid="002899cd"/>
    </style:style>
    <style:style style:name="P13" style:family="paragraph" style:parent-style-name="Standard">
      <style:text-properties officeooo:paragraph-rsid="002b3cdb"/>
    </style:style>
    <style:style style:name="P14" style:family="paragraph" style:parent-style-name="Standard" style:list-style-name="L2">
      <style:text-properties officeooo:rsid="002b3cdb" officeooo:paragraph-rsid="002b3cdb"/>
    </style:style>
    <style:style style:name="P15" style:family="paragraph" style:parent-style-name="Standard" style:list-style-name="L3">
      <style:text-properties officeooo:rsid="002d313f" officeooo:paragraph-rsid="002d313f"/>
    </style:style>
    <style:style style:name="P16" style:family="paragraph" style:parent-style-name="Standard" style:list-style-name="L3">
      <style:text-properties officeooo:rsid="002ef8ca" officeooo:paragraph-rsid="002ef8ca"/>
    </style:style>
    <style:style style:name="P17" style:family="paragraph" style:parent-style-name="Standard">
      <style:text-properties officeooo:paragraph-rsid="001f8d97"/>
    </style:style>
    <style:style style:name="P18" style:family="paragraph" style:parent-style-name="Standard">
      <style:text-properties officeooo:paragraph-rsid="00398bd6"/>
    </style:style>
    <style:style style:name="P19" style:family="paragraph" style:parent-style-name="Standard">
      <style:text-properties officeooo:rsid="0026abed" officeooo:paragraph-rsid="0026abed" fo:background-color="#ffff00"/>
    </style:style>
    <style:style style:name="T1" style:family="text">
      <style:text-properties fo:font-weight="bold" style:font-weight-asian="bold" style:font-weight-complex="bold"/>
    </style:style>
    <style:style style:name="T2" style:family="text">
      <style:text-properties style:font-name="Arial" fo:font-size="14pt" fo:language="pt" fo:country="BR" style:text-underline-style="solid" style:text-underline-width="auto" style:text-underline-color="font-color" style:font-size-asian="14pt" style:font-size-complex="14pt"/>
    </style:style>
    <style:style style:name="T3" style:family="text">
      <style:text-properties style:font-name="Arial"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4" style:family="text">
      <style:text-properties officeooo:rsid="0012d4c9"/>
    </style:style>
    <style:style style:name="T5" style:family="text">
      <style:text-properties officeooo:rsid="0014deb5"/>
    </style:style>
    <style:style style:name="T6" style:family="text">
      <style:text-properties officeooo:rsid="0015efa0"/>
    </style:style>
    <style:style style:name="T7" style:family="text">
      <style:text-properties officeooo:rsid="0017de18"/>
    </style:style>
    <style:style style:name="T8" style:family="text">
      <style:text-properties officeooo:rsid="00195e14"/>
    </style:style>
    <style:style style:name="T9" style:family="text">
      <style:text-properties officeooo:rsid="001967cf"/>
    </style:style>
    <style:style style:name="T10" style:family="text">
      <style:text-properties officeooo:rsid="001b6eed"/>
    </style:style>
    <style:style style:name="T11" style:family="text">
      <style:text-properties officeooo:rsid="001c84c8"/>
    </style:style>
    <style:style style:name="T12" style:family="text">
      <style:text-properties officeooo:rsid="001dd5b6"/>
    </style:style>
    <style:style style:name="T13" style:family="text">
      <style:text-properties officeooo:rsid="001e418f"/>
    </style:style>
    <style:style style:name="T14" style:family="text">
      <style:text-properties officeooo:rsid="001e93c4"/>
    </style:style>
    <style:style style:name="T15" style:family="text">
      <style:text-properties officeooo:rsid="001f8d97"/>
    </style:style>
    <style:style style:name="T16" style:family="text">
      <style:text-properties officeooo:rsid="00208667"/>
    </style:style>
    <style:style style:name="T17" style:family="text">
      <style:text-properties officeooo:rsid="00240a5e"/>
    </style:style>
    <style:style style:name="T18" style:family="text">
      <style:text-properties officeooo:rsid="00253e0d"/>
    </style:style>
    <style:style style:name="T19" style:family="text">
      <style:text-properties officeooo:rsid="002a4198"/>
    </style:style>
    <style:style style:name="T20" style:family="text">
      <style:text-properties officeooo:rsid="002b302c"/>
    </style:style>
    <style:style style:name="T21" style:family="text">
      <style:text-properties officeooo:rsid="002b3cdb"/>
    </style:style>
    <style:style style:name="T22" style:family="text">
      <style:text-properties officeooo:rsid="002d313f"/>
    </style:style>
    <style:style style:name="T23" style:family="text">
      <style:text-properties officeooo:rsid="002f8038"/>
    </style:style>
    <style:style style:name="T24" style:family="text">
      <style:text-properties officeooo:rsid="002fbfc9"/>
    </style:style>
    <style:style style:name="T25" style:family="text">
      <style:text-properties officeooo:rsid="00303e73"/>
    </style:style>
    <style:style style:name="T26" style:family="text">
      <style:text-properties officeooo:rsid="00314d6f"/>
    </style:style>
    <style:style style:name="T27" style:family="text">
      <style:text-properties officeooo:rsid="00326af1"/>
    </style:style>
    <style:style style:name="T28" style:family="text">
      <style:text-properties officeooo:rsid="00329c18"/>
    </style:style>
    <style:style style:name="T29" style:family="text">
      <style:text-properties officeooo:rsid="00347e03"/>
    </style:style>
    <style:style style:name="T30" style:family="text">
      <style:text-properties officeooo:rsid="0038d64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Justificativa e importância</text:p>
      <text:p text:style-name="P2">(justificativas e importância do projeto de pesquisa em termos de relevância para a área)</text:p>
      <text:p text:style-name="P4">The traditional power grid <text:span text:style-name="T29">consists</text:span><text:span text:style-name="T23"> of </text:span>the interconnection of several power system components including generation plants, transformers, transmission lines, substations and loads. <text:span text:style-name="T23">T</text:span>he power flows in one direction from the generation plant to the end-consumer. <text:span text:style-name="T10">The increased use of r</text:span>enewable energy sources such as <text:span text:style-name="T23">solar</text:span>, wind and geothermal <text:span text:style-name="T10">in recent years </text:span><text:span text:style-name="T23">has </text:span><text:span text:style-name="T10">brought unique challenges to utility companies and </text:span><text:span text:style-name="T23">as such </text:span><text:span text:style-name="T10">the traditional power grid has been slowly shifting toward</text:span><text:span text:style-name="T23">s</text:span><text:span text:style-name="T10"> a new paradigm: </text:span><text:span text:style-name="T24">the smart grid. The term “smart grid”</text:span> refers to the technology that allows for two-way communication between utilit<text:span text:style-name="T24">ies</text:span> and its consumers compared to the traditional power grid <text:span text:style-name="T10">where the power only flows one way. The smart grid concept is especially important when considering </text:span><text:span text:style-name="T24">the increasing </text:span><text:span text:style-name="T10">availability </text:span><text:span text:style-name="T11">and accessibility </text:span><text:span text:style-name="T10">of Internet of Things (IoT) devices </text:span><text:span text:style-name="T11">and </text:span><text:span text:style-name="T10">renewable energy </text:span><text:span text:style-name="T11">technology</text:span><text:span text:style-name="T10">. In the smart grid framework, consumers can also be energy producers and can actively </text:span><text:span text:style-name="T11">engage in the energy market by planning and controlling energy usage to minimize and optimize grid stability. It is important to continue to improve the overall efficiency of power grids given </text:span><text:span text:style-name="T24">that </text:span><text:span text:style-name="T11">the demand for energy will only grow in the future while </text:span><text:span text:style-name="T24">ener</text:span><text:span text:style-name="T11">gy generation is costly and resources are limited.</text:span></text:p>
      <text:p text:style-name="P3"/>
      <text:p text:style-name="P3"><text:span text:style-name="T12">According to Zhang et al. </text:span><text:span text:style-name="T23">(2016)</text:span><text:span text:style-name="T12">, a</text:span> key requirement for smart appliances within the smart grid framework is the demand response (DR). <text:span text:style-name="T24">Power companies can provide an </text:span><text:span text:style-name="T12">incentive for</text:span> a consumer to actively participate in a DR program <text:span text:style-name="T4">and schedule the usage of home appliances based on a dynamic</text:span></text:p>
      <text:p text:style-name="P7"><text:span text:style-name="T4">price tariff. </text:span><text:span text:style-name="T27">For example, customers may choose to reduce or shift electric power consumption during peak load periods.</text:span><text:span text:style-name="T4"> </text:span><text:span text:style-name="T24">The ability</text:span><text:span text:style-name="T9"> to predict</text:span><text:span text:style-name="T5"> short and long-term home energy consumption accurately is essential to allow utility companies to provide accurate estimate</text:span><text:span text:style-name="T9">s</text:span><text:span text:style-name="T5"> of energy prices </text:span><text:span text:style-name="T9">ahead of time. <text:s/></text:span><text:span text:style-name="T6">According </text:span><text:span text:style-name="T29">to </text:span><text:span text:style-name="T6">Yoon et al. </text:span><text:span text:style-name="T23">(2016)</text:span><text:span text:style-name="T6">, </text:span><text:span text:style-name="T13">home heating, ventilation and air conditioning (</text:span><text:span text:style-name="T6">HVAC</text:span><text:span text:style-name="T13">)</text:span><text:span text:style-name="T6"> </text:span><text:span text:style-name="T15">are the main contributors to peak loads. </text:span><text:span text:style-name="T24">The study </text:span><text:span text:style-name="T15">conclude</text:span><text:span text:style-name="T23">d</text:span><text:span text:style-name="T15"> that </text:span><text:span text:style-name="T6">dynamic pricing combined with dynamic thermostat controllers can result in 12% annual energy cost savings for </text:span><text:span text:style-name="T13">(</text:span><text:span text:style-name="T6">HVAC</text:span><text:span text:style-name="T13">)</text:span><text:span text:style-name="T6"> operations with energy savings of up to 6% without significantly changing thermal comfort. </text:span><text:span text:style-name="T24">This</text:span><text:span text:style-name="T6"> work </text:span><text:span text:style-name="T24">analyzed the</text:span><text:span text:style-name="T6"> real-time price of electricity and </text:span><text:span text:style-name="T7">a set of threshold prices that the thermostat</text:span><text:span text:style-name="T24">s</text:span><text:span text:style-name="T7"> used to </text:span><text:span text:style-name="T25">manage energy usage</text:span><text:span text:style-name="T7"> during peak power price period. </text:span><text:span text:style-name="T24">H</text:span><text:span text:style-name="T7">owever, </text:span><text:span text:style-name="T25">according to Zheng et al. (2016), </text:span><text:span text:style-name="T7">in order to minimize power system uncertainties, energy consumers are strongly encouraged to schedule their electric energy usage based on </text:span><text:span text:style-name="T25">the </text:span><text:span text:style-name="T7">day-ahead price tariff. </text:span><text:span text:style-name="T25">Combining the conclusions of these two papers</text:span><text:span text:style-name="T8">, </text:span><text:span text:style-name="T13">effective energy price prediction </text:span><text:span text:style-name="T25">accompanied by</text:span><text:span text:style-name="T9"> the two way communication allowed by </text:span><text:span text:style-name="T12">the </text:span><text:span text:style-name="T9">smart </text:span><text:span text:style-name="T12">grid</text:span><text:span text:style-name="T9"> will enable </text:span><text:span text:style-name="T8">efficient day-ahead energy prediction based on weather forecast and historical consumer data </text:span><text:span text:style-name="T9">which i</text:span><text:span text:style-name="T25">n turn </text:span><text:span text:style-name="T13">can improve the</text:span><text:span text:style-name="T9"> </text:span><text:span text:style-name="T8">long-term stab</text:span><text:span text:style-name="T13">ility</text:span><text:span text:style-name="T8"> and healthy growth of the energy market.</text:span></text:p>
      <text:p text:style-name="P7"/>
      <text:p text:style-name="P5">Yu et al. <text:span text:style-name="T23">(2015) </text:span>has demonstrated that the distribution of meter reading can be approximated with a Gaussian distribution, which can be extrapolated to infer that any loads (<text:span text:style-name="T26">e.g.</text:span> deferrable loads such as HVACs) can be approximated with Gaussian distribution and estimated using stochastic methods. Deferrable loads refer to an electrical load that requires a certain amount of energy within a given time period, but the exact timing is not important. <text:span text:style-name="T26">This study </text:span><text:span text:style-name="T14">attempted to forecast aggregated energy usage using several machine learning based approaches such as Support Vector Machines (SVM) and neural networks. </text:span></text:p>
      <text:p text:style-name="P5"/>
      <text:p text:style-name="P2">2. Objetivos</text:p>
      <text:p text:style-name="P2">(Objetivos gerais e específicos do Projeto de Pesquisa)</text:p>
      <text:p text:style-name="P6">Given <text:span text:style-name="T26">that the </text:span>literature review indicated fruitful previous attempts at predicting aggregated energy consumption for <text:s/><text:span text:style-name="T15">individual houses without discriminating by the load type </text:span><text:span text:style-name="T26">(and </text:span><text:span text:style-name="T16">load types play an important role in how the forecasting will be used</text:span><text:span text:style-name="T26">)</text:span><text:span text:style-name="T15">, this research proposes to </text:span><text:span text:style-name="T16">investigate machine </text:span><text:soft-page-break/><text:span text:style-name="T16">learning-based techniques for</text:span><text:span text:style-name="T15"> </text:span><text:span text:style-name="T16">energy forecasting while considering load type (fixed loads, regulatable and deferrable).</text:span></text:p>
      <text:p text:style-name="P6"/>
      <text:p text:style-name="P8">Specific objectives:</text:p>
      <text:list xml:id="list2219155966" text:style-name="L1">
        <text:list-item>
          <text:p text:style-name="P9">Review literature to determine most commonly used machine learning based techniques used for energy forecasting with greater focus on SVM based approaches.</text:p>
        </text:list-item>
        <text:list-item>
          <text:p text:style-name="P9">Compare performance of different machine learning based models on energy forecast regression.</text:p>
        </text:list-item>
        <text:list-item>
          <text:p text:style-name="P11">Compare the impact of load type in performance of energy forecasting.</text:p>
        </text:list-item>
        <text:list-item>
          <text:p text:style-name="P9">Consider <text:span text:style-name="T30">the </text:span>impact of length of training data (in days) in performance of energy forecasting.</text:p>
        </text:list-item>
        <text:list-item>
          <text:p text:style-name="P10">Apply forecasting models in real-world data <text:span text:style-name="T18">(Smart* Data Set for Sustainability).</text:span></text:p>
        </text:list-item>
      </text:list>
      <text:p text:style-name="P6"/>
      <text:p text:style-name="P2">3. Metodologia</text:p>
      <text:p text:style-name="P2">(Metodologia a ser utilizada no Projeto de Pesquisa)</text:p>
      <text:p text:style-name="P12">Initially, a literature review will be performed <text:span text:style-name="T19">around regression techniques used for energy forecasting. </text:span><text:span text:style-name="T20">Real-world smart-home data from the Smart* data set from the University of Massachusetts will be used to evaluate machine learning models and test regression performance in this experiment. The following steps will be </text:span><text:span text:style-name="T27">taken</text:span><text:span text:style-name="T20"> </text:span><text:span text:style-name="T27">with</text:span><text:span text:style-name="T20"> the real-world data available: 1) data pre-processing and 2) input feature selection. </text:span><text:span text:style-name="T21">In addition to data processing, the input data will be grouped based on load type. </text:span><text:span text:style-name="T20">Then, s</text:span><text:span text:style-name="T19">everal machine learning-based models will be investigated using real-world data considering load type and the length of training data. </text:span><text:span text:style-name="T20"><text:s/></text:span></text:p>
      <text:p text:style-name="P2">4. Cronograma</text:p>
      <text:p text:style-name="P2">(Relação itemizada das atividades previstas, em ordem sequencial e temporal, de acordo</text:p>
      <text:p text:style-name="P13"><text:span text:style-name="T3">com os objetivos traçados no projeto e dentro do período de um ano)</text:span><text:line-break/><text:span text:style-name="T21">The time-span for this project is 9 months (May 202</text:span><text:span text:style-name="T27">1</text:span><text:span text:style-name="T21"> to Jan. 202</text:span><text:span text:style-name="T27">2</text:span><text:span text:style-name="T21">). The project will be made up of the following steps in chronological order:</text:span></text:p>
      <text:list xml:id="list2909839482" text:style-name="L2">
        <text:list-item>
          <text:p text:style-name="P14">Literature review to identify state-of-the-art regression techniques used for energy forecasting. (2 months)</text:p>
        </text:list-item>
        <text:list-item>
          <text:p text:style-name="P14">Input data processing, feature selection and load-type grouping (1 month)</text:p>
        </text:list-item>
        <text:list-item>
          <text:p text:style-name="P14">Investigate several machine-learning based regression models using Smart* real-world data set. (3 months)</text:p>
        </text:list-item>
        <text:list-item>
          <text:p text:style-name="P14">Discussion of results and thes<text:span text:style-name="T27">i</text:span>s manufacturing. (3 months)</text:p>
        </text:list-item>
      </text:list>
      <text:p text:style-name="P1">5. Resultados e Impactos Esperados</text:p>
      <text:p text:style-name="Standard"><text:span text:style-name="T2">(Relação dos resultados ou produtos que se espera obter após o término da pesquisa)</text:span><text:line-break/><text:span text:style-name="T22">The following are expected results of this work:</text:span></text:p>
      <text:list xml:id="list4129099605" text:style-name="L3">
        <text:list-item>
          <text:p text:style-name="P15"><text:span text:style-name="T28">D</text:span>evelopment of an effective machine-learning based model for energy forecasting prediction.</text:p>
        </text:list-item>
        <text:list-item>
          <text:p text:style-name="P15">Understanding how load-types affect the performance energy forecasting, particularly focused on deferrable load types such as HVACs.</text:p>
        </text:list-item>
        <text:list-item>
          <text:p text:style-name="P15">Understanding how the length of training data (historical data of X many days prior to the requested forecasting) affects the performance of energy forecasting.</text:p>
        </text:list-item>
        <text:list-item>
          <text:p text:style-name="P16"><text:span text:style-name="T28">I</text:span>mplementation of the best-performing model.</text:p>
        </text:list-item>
      </text:list>
      <text:p text:style-name="P2">6. Referências Bibliográficas</text:p>
      <text:p text:style-name="P2">(Relação itemizada das referências que subsidiam a proposta de pesquisa em ordem</text:p>
      <text:p text:style-name="P2">alfabética, com no máximo 10 referências)</text:p>
      <text:p text:style-name="Standard"><text:soft-page-break/></text:p>
      <text:p text:style-name="Standard"/>
      <text:p text:style-name="P18">Smart* Data Set for Sustainability, <text:span text:style-name="T1">University of Massachusetts Amherst</text:span>. Available at: &lt;http://traces.cs.umass.edu/index.php/Smart/Smart&gt;. Accessed <text:span text:style-name="T17">18 </text:span>April 2021</text:p>
      <text:p text:style-name="P18"/>
      <text:p text:style-name="Standard">Yu, W., An, D., Griffith, D., Yang, Q., &amp; Xu, G. (2015). Towards statistical modeling and machine learning based energy usage forecasting in smart grid. <text:span text:style-name="T1">ACM SIGAPP Applied Computing Review</text:span>, 15(1), 6-16.</text:p>
      <text:p text:style-name="Standard"/>
      <text:p text:style-name="Standard">Yoon, J., Baldick, R., &amp; Novoselac, A. (2016). Demand response control of residential HVAC loads based on dynamic electricity prices and economic analysis. <text:span text:style-name="T1">Science &amp; Technology for the Built Environment</text:span>, 22(6), 705-719.</text:p>
      <text:p text:style-name="Standard"/>
      <text:p text:style-name="P18">Zhang, D., Li, S., Sun, M., &amp; O'Neill, Z. (2016). An Optimal and Learning-Based Demand Response and Home Energy Management System. <text:span text:style-name="T1">IEEE Transactions on Smart Grid</text:span>, 7(4), 1790-1801.</text:p>
      <text:p text:style-name="Standard"/>
      <text:p text:style-name="P19">Read more about https://www-sciencedirect.ez67.periodicos.capes.gov.br/science/article/pii/S0960148116305742?via%3Dihu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7T20:45:02.264435461</meta:creation-date>
    <dc:date>2021-04-18T18:14:41.044865952</dc:date>
    <meta:editing-duration>PT2H9M8S</meta:editing-duration>
    <meta:editing-cycles>17</meta:editing-cycles>
    <meta:generator>LibreOffice/7.0.5.2$Linux_X86_64 LibreOffice_project/00$Build-2</meta:generator>
    <meta:document-statistic meta:table-count="0" meta:image-count="0" meta:object-count="0" meta:page-count="3" meta:paragraph-count="39" meta:word-count="1138" meta:character-count="7695" meta:non-whitespace-character-count="6604"/>
  </office:meta>
</office:document-meta>
</file>